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erminus (TTF)" svg:font-family="'Terminus (TTF)'" style:font-pitch="fixed"/>
    <style:font-face style:name="Aller" svg:font-family="Aller" style:font-pitch="variable"/>
    <style:font-face style:name="Aller Display" svg:font-family="'Aller Display'"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ller" fo:font-weight="bold" style:font-weight-asian="bold" style:font-weight-complex="bold"/>
    </style:style>
    <style:style style:name="P2" style:family="paragraph" style:parent-style-name="Standard">
      <style:paragraph-properties fo:text-align="start" style:justify-single-word="false"/>
      <style:text-properties style:font-name="Aller" fo:font-weight="normal" style:font-weight-asian="normal" style:font-weight-complex="normal"/>
    </style:style>
    <style:style style:name="P3" style:family="paragraph" style:parent-style-name="Standard">
      <style:paragraph-properties fo:text-align="start" style:justify-single-word="false"/>
      <style:text-properties style:font-name="Aller" fo:font-style="normal"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style:font-name="Aller"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Terminus (TTF)"/>
    </style:style>
    <style:style style:name="P6" style:family="paragraph" style:parent-style-name="Standard">
      <style:paragraph-properties fo:text-align="start" style:justify-single-word="false"/>
      <style:text-properties style:font-name="Terminus (TTF)"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margin-left="1.251cm" fo:margin-right="0cm" fo:text-align="start" style:justify-single-word="false" fo:text-indent="0cm" style:auto-text-indent="false"/>
      <style:text-properties style:font-name="Terminus (TTF)" fo:font-style="normal" style:text-underline-style="none" fo:font-weight="normal" style:font-style-asian="normal" style:font-weight-asian="normal" style:font-style-complex="normal" style:font-weight-complex="normal"/>
    </style:style>
    <style:style style:name="P8" style:family="paragraph" style:parent-style-name="Standard" style:list-style-name="L3">
      <style:paragraph-properties fo:text-align="justify" style:justify-single-word="false"/>
      <style:text-properties style:font-name="Aller" fo:font-style="normal" style:text-underline-style="none" fo:font-weight="normal" style:font-style-asian="normal" style:font-weight-asian="normal" style:font-style-complex="normal" style:font-weight-complex="normal"/>
    </style:style>
    <style:style style:name="P9" style:family="paragraph" style:parent-style-name="Standard" style:list-style-name="L2">
      <style:paragraph-properties fo:text-align="justify" style:justify-single-word="false"/>
      <style:text-properties style:font-name="Aller"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Aller" fo:font-weight="normal" style:font-weight-asian="normal" style:font-weight-complex="normal"/>
    </style:style>
    <style:style style:name="P11" style:family="paragraph" style:parent-style-name="Standard" style:list-style-name="L3">
      <style:paragraph-properties fo:text-align="justify" style:justify-single-word="false"/>
      <style:text-properties style:font-name="Terminus (TTF)"/>
    </style:style>
    <style:style style:name="P12" style:family="paragraph" style:parent-style-name="Standard" style:list-style-name="L1">
      <style:paragraph-properties fo:margin-left="1.251cm" fo:margin-right="0cm" fo:text-align="justify" style:justify-single-word="false" fo:text-indent="-0.635cm" style:auto-text-indent="false"/>
      <style:text-properties style:font-name="Aller"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font-name="Terminus (TTF)" fo:font-style="normal" style:text-underline-style="none" style:font-style-asian="normal" style:font-style-complex="normal"/>
    </style:style>
    <style:style style:name="T7" style:family="text">
      <style:text-properties style:font-name="Aller" fo:font-style="normal" style:text-underline-style="none" fo:font-weight="normal" style:font-style-asian="normal" style:font-weight-asian="normal" style:font-style-complex="normal" style:font-weight-complex="normal"/>
    </style:style>
    <style:style style:name="T8" style:family="text">
      <style:text-properties style:font-name="Aller" fo:font-style="italic" style:text-underline-style="none"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vestuskontrolltöö nr. 1 aines MTAT.03.100 „Programmeerimine“ 2010-2</text:p>
      <text:p text:style-name="P1"/>
      <text:p text:style-name="P10">Kõikide ülesannete lahendused peavad olema salvestatud eraldi failidesse<text:line-break/>(laiendiga <text:span text:style-name="T1">.py</text:span><text:span text:style-name="T2">) ning varustatud kommentaaride ja autori nimega. Lahendused laadida üles keskkonda </text:span><text:span text:style-name="T1">Moodle</text:span><text:span text:style-name="T2"> (</text:span><text:span text:style-name="T1">1. aruvtikontrolltöö</text:span><text:span text:style-name="T2">) ja saata </text:span><text:span text:style-name="T1">ut</text:span><text:span text:style-name="T2">-kasutajakontolt oma praktikumijuhenajale.</text:span></text:p>
      <text:p text:style-name="P3"/>
      <text:p text:style-name="P2"><text:span text:style-name="T2">NB! Lahendustes </text:span><text:span text:style-name="T3">mitte</text:span><text:span text:style-name="T4"> kasutada Pythoni sisseehitatud funktsioone </text:span><text:span text:style-name="T6">sum, min, max</text:span></text:p>
      <text:p text:style-name="P6"/>
      <text:list xml:id="list454582252" text:style-name="L1">
        <text:list-item>
          <text:p text:style-name="P12">(3p) Üliõpilaste seas viidi läbi EUROFIT test ja tulemused (täisarvud lõigul [0...20]) salvestati poiste ja tüdrukute kohta eraldi järjenditesse. Koostada programm, mis leiab ja väljastab:</text:p>
        </text:list-item>
      </text:list>
      <text:list xml:id="list1114284101" text:style-name="L2">
        <text:list-item>
          <text:p text:style-name="P9">poiste ja tüdrukute keskmised tulemused täpsusega kaks kohta peale koma;</text:p>
        </text:list-item>
        <text:list-item>
          <text:p text:style-name="P9">poiste arvu, <text:s/>kelle testi tulemus on suurem tüdrukute keskmisest tulemusest;</text:p>
        </text:list-item>
        <text:list-item>
          <text:p text:style-name="P9">mõlema järjendi elemendid sidekriipsuga (-) eraldatult.</text:p>
        </text:list-item>
      </text:list>
      <text:p text:style-name="P4"/>
      <text:p text:style-name="P4">Näiteks järjendite:</text:p>
      <text:p text:style-name="P5"><text:span text:style-name="T5"><text:tab/>poisid=[15, 16, 14, 19, 20, 8] </text:span><text:span text:style-name="T7">ja </text:span><text:span text:style-name="T5">tüdrukud=[10,14,16,10] </text:span><text:span text:style-name="T7">korral on väljundiks:</text:span></text:p>
      <text:p text:style-name="P4"/>
      <text:p text:style-name="P7">Poiste tulemused:</text:p>
      <text:p text:style-name="P7">15-16-14-19-20-8</text:p>
      <text:p text:style-name="P7">Tüdrukute tulemused:</text:p>
      <text:p text:style-name="P7">10-14-16-18</text:p>
      <text:p text:style-name="P7">Poiste keskmine tulemus: 15,33</text:p>
      <text:p text:style-name="P7">Tüdrukute keskmine tulemus: 14,50</text:p>
      <text:p text:style-name="P7">Poist arv, kelle tulemus on suurem tüdrukute keskmisest: 4</text:p>
      <text:p text:style-name="P4"/>
      <text:list xml:id="list121674484" text:style-name="L3">
        <text:list-item>
          <text:p text:style-name="P8">(3p) Genereerida eelmise ülesande algandmed poiste jaoks juhuslike arvude abil küsides poiste arvu kasutajalt. Leida ja väljastada andmed nende poiste kohta, kelle testi tulemuste erinevus on kõige suurem. Kui selliseid paare on mitu, siis väljastada neist viimasena leitud. Väljastada ka algandmed.</text:p>
        </text:list-item>
        <text:list-item>
          <text:p text:style-name="P11"><text:span text:style-name="T7">(4p) Eelmise ülesande algandmed on salvestatud faili </text:span><text:span text:style-name="T8">poisid_2.txt</text:span><text:span text:style-name="T7"> ühele reale tüdrukutega eraldatult ja teise faili </text:span><text:span text:style-name="T8">nimed_2.txt</text:span><text:span text:style-name="T7"> poiste perekonnanimed samas järjekorras ühel real. Koostada programm, mis leiab ja väljastab sellise poisi perekonnanime, kelle testi tulemus on poiste keskmisele tulemusele kõige lähemal. Väljastada ka algandmed. Lähtefailid on kättesaadavad keskkonnast </text:span><text:span text:style-name="T8">Mood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erminus (TTF)" svg:font-family="'Terminus (TTF)'" style:font-pitch="fixed"/>
    <style:font-face style:name="Aller" svg:font-family="Aller" style:font-pitch="variable"/>
    <style:font-face style:name="Aller Display" svg:font-family="'Aller Display'"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t" fo:country="EE"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text-properties style:font-name="Aller Display"/>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iit Pihus</meta:initial-creator>
    <meta:creation-date>2010-10-14T18:45:31</meta:creation-date>
    <dc:date>2010-10-14T19:31:36</dc:date>
    <dc:creator>Priit Pihus</dc:creator>
    <meta:editing-duration>PT00H14M09S</meta:editing-duration>
    <meta:editing-cycles>3</meta:editing-cycles>
    <meta:generator>OpenOffice.org/3.2$Linux OpenOffice.org_project/320m19$Build-9505</meta:generator>
    <meta:document-statistic meta:table-count="0" meta:image-count="0" meta:object-count="0" meta:page-count="1" meta:paragraph-count="18" meta:word-count="228" meta:character-count="1772"/>
  </office:meta>
</office:document-meta>
</file>